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116.56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1.91pt"/>
    </style:style>
    <style:style style:name="ro1" style:family="table-row">
      <style:table-row-properties style:row-height="65.2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" style:family="table-cell" style:parent-style-name="Default" style:data-style-name="N0"/>
    <style:style style:name="ce6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number-columns-repeated="6" table:default-cell-style-name="Default"/>
        <table:table-column table:style-name="co8" table:default-cell-style-name="ce5"/>
        <table:table-column table:style-name="co7" table:default-cell-style-name="ce3"/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Init Price</text:p>
          </table:table-cell>
          <table:table-cell table:style-name="ce1" office:value-type="string" calcext:value-type="string">
            <text:p>Cookies per Second</text:p>
          </table:table-cell>
          <table:table-cell table:style-name="ce1" office:value-type="string" calcext:value-type="string">
            <text:p>Replace Rate (minutes)</text:p>
          </table:table-cell>
          <table:table-cell table:style-name="ce1" office:value-type="string" calcext:value-type="string">
            <text:p>Capacity Increase per Second</text:p>
          </table:table-cell>
          <table:table-cell table:style-name="ce1" office:value-type="string" calcext:value-type="string">
            <text:p>Quantity to Match Next Product Level</text:p>
          </table:table-cell>
          <table:table-cell table:style-name="ce1" office:value-type="string" calcext:value-type="string">
            <text:p>Total to buy 5</text:p>
          </table:table-cell>
          <table:table-cell table:style-name="ce4"/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Farm</text:p>
          </table:table-cell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  <table:table-cell table:formula="of:=([.B2]/[.C2])/60" office:value-type="float" office:value="2.29166666666667" calcext:value-type="float">
            <text:p>2.29</text:p>
          </table:table-cell>
          <table:table-cell table:formula="of:=[.C2]/250" office:value-type="percentage" office:value="0.032" calcext:value-type="percentage">
            <text:p>3.20%</text:p>
          </table:table-cell>
          <table:table-cell table:formula="of:=[.C3]/[.C2]" office:value-type="float" office:value="5.875" calcext:value-type="float">
            <text:p>5.8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12153" calcext:value-type="float">
            <text:p>612153</text:p>
          </table:table-cell>
          <table:table-cell table:formula="of:=[.M3]+([.M3]*0.15)" office:value-type="float" office:value="3498012500" calcext:value-type="float">
            <text:p>3498012500</text:p>
          </table:table-cell>
          <table:table-cell table:formula="of:=[.L2]/[.M2]" office:value-type="percentage" office:value="0.000175000232274756" calcext:value-type="percentage">
            <text:p>0.02%</text:p>
          </table:table-cell>
        </table:table-row>
        <table:table-row table:style-name="ro2">
          <table:table-cell office:value-type="string" calcext:value-type="string">
            <text:p>Mine</text:p>
          </table:table-cell>
          <table:table-cell office:value-type="float" office:value="12000" calcext:value-type="float">
            <text:p>12000</text:p>
          </table:table-cell>
          <table:table-cell office:value-type="float" office:value="47" calcext:value-type="float">
            <text:p>47</text:p>
          </table:table-cell>
          <table:table-cell table:formula="of:=([.B3]/[.C3])/60" office:value-type="float" office:value="4.25531914893617" calcext:value-type="float">
            <text:p>4.26</text:p>
          </table:table-cell>
          <table:table-cell table:formula="of:=[.C3]/250" office:value-type="percentage" office:value="0.188" calcext:value-type="percentage">
            <text:p>18.80%</text:p>
          </table:table-cell>
          <table:table-cell table:formula="of:=[.C4]/[.C3]" office:value-type="float" office:value="5.53191489361702" calcext:value-type="float">
            <text:p>5.5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32307" calcext:value-type="float">
            <text:p>532307</text:p>
          </table:table-cell>
          <table:table-cell table:formula="of:=[.M4]+([.M4]*0.15)" office:value-type="float" office:value="3041750000" calcext:value-type="float">
            <text:p>3041750000</text:p>
          </table:table-cell>
          <table:table-cell table:formula="of:=[.L3]/[.M3]" office:value-type="percentage" office:value="0.000175000246568587" calcext:value-type="percentage">
            <text:p>0.02%</text:p>
          </table:table-cell>
        </table:table-row>
        <table:table-row table:style-name="ro2">
          <table:table-cell office:value-type="string" calcext:value-type="string">
            <text:p>Factory</text:p>
          </table:table-cell>
          <table:table-cell office:value-type="float" office:value="130000" calcext:value-type="float">
            <text:p>130000</text:p>
          </table:table-cell>
          <table:table-cell office:value-type="float" office:value="260" calcext:value-type="float">
            <text:p>260</text:p>
          </table:table-cell>
          <table:table-cell table:formula="of:=([.B4]/[.C4])/60" office:value-type="float" office:value="8.33333333333333" calcext:value-type="float">
            <text:p>8.33</text:p>
          </table:table-cell>
          <table:table-cell table:formula="of:=[.C4]/250" office:value-type="percentage" office:value="1.04" calcext:value-type="percentage">
            <text:p>104.00%</text:p>
          </table:table-cell>
          <table:table-cell table:formula="of:=[.C5]/[.C4]" office:value-type="float" office:value="5.38461538461539" calcext:value-type="float">
            <text:p>5.3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62875" calcext:value-type="float">
            <text:p>462875</text:p>
          </table:table-cell>
          <table:table-cell table:formula="of:=[.M5]+([.M5]*0.15)" office:value-type="float" office:value="2645000000" calcext:value-type="float">
            <text:p>2645000000</text:p>
          </table:table-cell>
          <table:table-cell table:formula="of:=[.L4]/[.M4]" office:value-type="percentage" office:value="0.000175" calcext:value-type="percentage">
            <text:p>0.02%</text:p>
          </table:table-cell>
        </table:table-row>
        <table:table-row table:style-name="ro2">
          <table:table-cell office:value-type="string" calcext:value-type="string">
            <text:p>Bank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400" calcext:value-type="float">
            <text:p>1400</text:p>
          </table:table-cell>
          <table:table-cell table:formula="of:=([.B5]/[.C5])/60" office:value-type="float" office:value="16.6666666666667" calcext:value-type="float">
            <text:p>16.67</text:p>
          </table:table-cell>
          <table:table-cell table:formula="of:=[.C5]/250" office:value-type="percentage" office:value="5.6" calcext:value-type="percentage">
            <text:p>560.00%</text:p>
          </table:table-cell>
          <table:table-cell table:formula="of:=[.C6]/[.C5]" office:value-type="float" office:value="5.57142857142857" calcext:value-type="float">
            <text:p>5.5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02500" calcext:value-type="float">
            <text:p>402500</text:p>
          </table:table-cell>
          <table:table-cell table:formula="of:=[.M6]+([.M6]*0.15)" office:value-type="float" office:value="2300000000" calcext:value-type="float">
            <text:p>2300000000</text:p>
          </table:table-cell>
          <table:table-cell table:formula="of:=[.L5]/[.M5]" office:value-type="percentage" office:value="0.000175" calcext:value-type="percentage">
            <text:p>0.02%</text:p>
          </table:table-cell>
        </table:table-row>
        <table:table-row table:style-name="ro2">
          <table:table-cell office:value-type="string" calcext:value-type="string">
            <text:p>Temple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7800" calcext:value-type="float">
            <text:p>7800</text:p>
          </table:table-cell>
          <table:table-cell table:formula="of:=([.B6]/[.C6])/60" office:value-type="float" office:value="42.7350427350427" calcext:value-type="float">
            <text:p>42.74</text:p>
          </table:table-cell>
          <table:table-cell table:formula="of:=[.C6]/250" office:value-type="percentage" office:value="31.2" calcext:value-type="percentage">
            <text:p>3120.00%</text:p>
          </table:table-cell>
          <table:table-cell table:formula="of:=[.C7]/[.C6]" office:value-type="float" office:value="0" calcext:value-type="float">
            <text:p>0.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50000" calcext:value-type="float">
            <text:p>350000</text:p>
          </table:table-cell>
          <table:table-cell office:value-type="float" office:value="2000000000" calcext:value-type="float">
            <text:p>2000000000</text:p>
          </table:table-cell>
          <table:table-cell table:formula="of:=[.L6]/[.M6]" office:value-type="percentage" office:value="0.000175" calcext:value-type="percentage">
            <text:p>0.02%</text:p>
          </table:table-cell>
        </table:table-row>
        <table:table-row table:style-name="ro2">
          <table:table-cell office:value-type="string" calcext:value-type="string">
            <text:p>Wizard Tower</text:p>
          </table:table-cell>
          <table:table-cell office:value-type="float" office:value="330000000" calcext:value-type="float">
            <text:p>330000000</text:p>
          </table:table-cell>
          <table:table-cell/>
          <table:table-cell table:style-name="Default" table:number-columns-repeated="3"/>
          <table:table-cell table:number-columns-repeated="5"/>
          <table:table-cell table:formula="of:=SUM([.L2:.L6])" office:value-type="float" office:value="2359835" calcext:value-type="float">
            <text:p>2359835</text:p>
          </table:table-cell>
          <table:table-cell table:style-name="Default" table:formula="of:=SUM([.M2:.M6])" office:value-type="float" office:value="13484762500" calcext:value-type="float">
            <text:p>13484762500</text:p>
          </table:table-cell>
          <table:table-cell table:formula="of:=[.L7]/[.M7]" office:value-type="percentage" office:value="0.000175000115871525" calcext:value-type="percentage">
            <text:p>0.02%</text:p>
          </table:table-cell>
        </table:table-row>
        <table:table-row table:style-name="ro2">
          <table:table-cell office:value-type="string" calcext:value-type="string">
            <text:p>Shipment</text:p>
          </table:table-cell>
          <table:table-cell office:value-type="float" office:value="5100000000" calcext:value-type="float">
            <text:p>5100000000</text:p>
          </table:table-cell>
          <table:table-cell/>
          <table:table-cell table:style-name="Default" table:number-columns-repeated="3"/>
          <table:table-cell table:number-columns-repeated="6"/>
          <table:table-cell table:style-name="Default" table:number-columns-repeated="2"/>
        </table:table-row>
      </table:table>
      <table:table table:name="Sheet2" table:style-name="ta1">
        <table:table-column table:style-name="co7" table:number-columns-repeated="2" table:default-cell-style-name="ce6"/>
        <table:table-column table:style-name="co7" table:number-columns-repeated="5" table:default-cell-style-name="Default"/>
        <table:table-row table:style-name="ro2">
          <table:table-cell table:style-name="Default" office:value-type="string" calcext:value-type="string">
            <text:p>Farm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00" calcext:value-type="float">
            <text:p>1100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+([.B2]*0.15)" office:value-type="float" office:value="1265" calcext:value-type="float">
            <text:p>1,265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+([.B3]*0.15)" office:value-type="float" office:value="1454.75" calcext:value-type="float">
            <text:p>1,455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+([.B4]*0.15)" office:value-type="float" office:value="1672.9625" calcext:value-type="float">
            <text:p>1,673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+([.B5]*0.15)" office:value-type="float" office:value="1923.906875" calcext:value-type="float">
            <text:p>1,924</text:p>
          </table:table-cell>
          <table:table-cell/>
          <table:table-cell table:style-name="ce6" table:formula="of:=SUM([.B2:.B6])" office:value-type="float" office:value="7416.619375" calcext:value-type="float">
            <text:p>7,417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6]+([.B6]*0.15)" office:value-type="float" office:value="2212.49290625" calcext:value-type="float">
            <text:p>2,212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+([.B7]*0.15)" office:value-type="float" office:value="2544.3668421875" calcext:value-type="float">
            <text:p>2,544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8]+([.B8]*0.15)" office:value-type="float" office:value="2926.02186851562" calcext:value-type="float">
            <text:p>2,926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+([.B9]*0.15)" office:value-type="float" office:value="3364.92514879297" calcext:value-type="float">
            <text:p>3,365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+([.B10]*0.15)" office:value-type="float" office:value="3869.66392111191" calcext:value-type="float">
            <text:p>3,870</text:p>
          </table:table-cell>
          <table:table-cell/>
          <table:table-cell table:style-name="ce6" table:formula="of:=SUM([.B7:.B11])" office:value-type="float" office:value="14917.470686858" calcext:value-type="float">
            <text:p>14,917</text:p>
          </table:table-cell>
          <table:table-cell table:style-name="ce6"/>
          <table:table-cell table:style-name="ce6" table:formula="of:=[.D6]+([.D6]*0.15)" office:value-type="float" office:value="8529.11228125" calcext:value-type="float">
            <text:p>8,529</text:p>
          </table:table-cell>
          <table:table-cell table:style-name="ce6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+([.B11]*0.15)" office:value-type="float" office:value="4450.1135092787" calcext:value-type="float">
            <text:p>4,450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+([.B12]*0.15)" office:value-type="float" office:value="5117.63053567051" calcext:value-type="float">
            <text:p>5,118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+([.B13]*0.15)" office:value-type="float" office:value="5885.27511602108" calcext:value-type="float">
            <text:p>5,885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+([.B14]*0.15)" office:value-type="float" office:value="6768.06638342424" calcext:value-type="float">
            <text:p>6,768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+([.B15]*0.15)" office:value-type="float" office:value="7783.27634093788" calcext:value-type="float">
            <text:p>7,783</text:p>
          </table:table-cell>
          <table:table-cell/>
          <table:table-cell table:style-name="ce6" table:formula="of:=SUM([.B12:.B16])" office:value-type="float" office:value="30004.3618853324" calcext:value-type="float">
            <text:p>30,004</text:p>
          </table:table-cell>
          <table:table-cell table:style-name="ce6"/>
          <table:table-cell table:style-name="ce6" table:formula="of:=[.D11]+([.D11]*0.15)" office:value-type="float" office:value="17155.0912898867" calcext:value-type="float">
            <text:p>17,155</text:p>
          </table:table-cell>
          <table:table-cell table:style-name="ce6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+([.B16]*0.15)" office:value-type="float" office:value="8950.76779207856" calcext:value-type="float">
            <text:p>8,951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+([.B17]*0.15)" office:value-type="float" office:value="10293.3829608903" calcext:value-type="float">
            <text:p>10,293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+([.B18]*0.15)" office:value-type="float" office:value="11837.3904050239" calcext:value-type="float">
            <text:p>11,837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+([.B19]*0.15)" office:value-type="float" office:value="13612.9989657775" calcext:value-type="float">
            <text:p>13,613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+([.B20]*0.15)" office:value-type="float" office:value="15654.9488106441" calcext:value-type="float">
            <text:p>15,655</text:p>
          </table:table-cell>
          <table:table-cell/>
          <table:table-cell table:style-name="ce6" table:formula="of:=SUM([.B17:.B21])" office:value-type="float" office:value="60349.4889344144" calcext:value-type="float">
            <text:p>60,349</text:p>
          </table:table-cell>
          <table:table-cell table:style-name="ce6"/>
          <table:table-cell table:style-name="ce6" table:formula="of:=[.D16]+([.D16]*0.15)" office:value-type="float" office:value="34505.0161681323" calcext:value-type="float">
            <text:p>34,505</text:p>
          </table:table-cell>
          <table:table-cell table:style-name="ce6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+([.B21]*0.15)" office:value-type="float" office:value="18003.1911322407" calcext:value-type="float">
            <text:p>18,003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+([.B22]*0.15)" office:value-type="float" office:value="20703.6698020768" calcext:value-type="float">
            <text:p>20,704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+([.B23]*0.15)" office:value-type="float" office:value="23809.2202723884" calcext:value-type="float">
            <text:p>23,809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+([.B24]*0.15)" office:value-type="float" office:value="27380.6033132466" calcext:value-type="float">
            <text:p>27,381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+([.B25]*0.15)" office:value-type="float" office:value="31487.6938102336" calcext:value-type="float">
            <text:p>31,488</text:p>
          </table:table-cell>
          <table:table-cell/>
          <table:table-cell table:style-name="ce6" table:formula="of:=SUM([.B22:.B26])" office:value-type="float" office:value="121384.378330186" calcext:value-type="float">
            <text:p>121,384</text:p>
          </table:table-cell>
          <table:table-cell table:style-name="ce6"/>
          <table:table-cell table:style-name="ce6" table:formula="of:=[.D21]+([.D21]*0.15)" office:value-type="float" office:value="69401.9122745766" calcext:value-type="float">
            <text:p>69,402</text:p>
          </table:table-cell>
          <table:table-cell table:style-name="ce6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+([.B26]*0.15)" office:value-type="float" office:value="36210.8478817686" calcext:value-type="float">
            <text:p>36,211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+([.B27]*0.15)" office:value-type="float" office:value="41642.4750640339" calcext:value-type="float">
            <text:p>41,642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+([.B28]*0.15)" office:value-type="float" office:value="47888.846323639" calcext:value-type="float">
            <text:p>47,889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+([.B29]*0.15)" office:value-type="float" office:value="55072.1732721849" calcext:value-type="float">
            <text:p>55,072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+([.B30]*0.15)" office:value-type="float" office:value="63332.9992630126" calcext:value-type="float">
            <text:p>63,333</text:p>
          </table:table-cell>
          <table:table-cell/>
          <table:table-cell table:style-name="ce6" table:formula="of:=SUM([.B27:.B31])" office:value-type="float" office:value="244147.341804639" calcext:value-type="float">
            <text:p>244,147</text:p>
          </table:table-cell>
          <table:table-cell table:style-name="ce6"/>
          <table:table-cell table:style-name="ce6" table:formula="of:=[.D26]+([.D26]*0.15)" office:value-type="float" office:value="139592.035079714" calcext:value-type="float">
            <text:p>139,592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4T16:08:41.196141079</meta:creation-date>
    <dc:date>2021-06-14T23:22:24.183430523</dc:date>
    <meta:editing-duration>PT4H43M</meta:editing-duration>
    <meta:editing-cycles>7</meta:editing-cycles>
    <meta:generator>LibreOffice/6.0.7.3$Linux_X86_64 LibreOffice_project/00m0$Build-3</meta:generator>
    <meta:document-statistic meta:table-count="2" meta:cell-count="136" meta:object-count="0"/>
  </office:meta>
</office:document-meta>
</file>